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FUENTES TELLO, LUCIO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FRANCES ROJO (PAVIPOLLOS)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AREDES ESTRELLA</text:span></text:p>
      <text:p text:style-name="P5"><text:span text:style-name="T1">Destino: </text:span><text:span text:style-name="T3">ABANCAY</text:span></text:p>
      <text:p text:style-name="P5"/>
      <text:p text:style-name="P5">Recojo: <text:span text:style-name="T3">FUENTES TELLO, LUC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0:28:2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